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000000162204762CF.png" manifest:media-type="image/png"/>
  <manifest:file-entry manifest:full-path="Pictures/100000010000018B000002041119166C.png" manifest:media-type="image/png"/>
  <manifest:file-entry manifest:full-path="Pictures/1000000100000193000001812D60AC55.png" manifest:media-type="image/png"/>
  <manifest:file-entry manifest:full-path="Pictures/100000010000019600000133A9999873.png" manifest:media-type="image/png"/>
  <manifest:file-entry manifest:full-path="Pictures/10000001000003FF00000043D64290F3.png" manifest:media-type="image/png"/>
  <manifest:file-entry manifest:full-path="Pictures/1000000100000169000000D17E8D414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459b" officeooo:paragraph-rsid="0006459b"/>
    </style:style>
    <style:style style:name="P2" style:family="paragraph" style:parent-style-name="Standard">
      <style:text-properties style:text-underline-style="solid" style:text-underline-width="auto" style:text-underline-color="font-color" officeooo:rsid="0006459b" officeooo:paragraph-rsid="0006459b"/>
    </style:style>
    <style:style style:name="P3" style:family="paragraph" style:parent-style-name="Standard">
      <style:text-properties style:text-underline-style="none" officeooo:rsid="0007e7a7" officeooo:paragraph-rsid="0007e7a7"/>
    </style:style>
    <style:style style:name="P4" style:family="paragraph" style:parent-style-name="Standard">
      <style:text-properties style:text-underline-style="solid" style:text-underline-width="auto" style:text-underline-color="font-color" officeooo:rsid="0007e7a7" officeooo:paragraph-rsid="0007e7a7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1<text:tab/><text:tab/><text:tab/><text:tab/><text:tab/><text:tab/><text:span text:style-name="T1"/></text:p>
      <text:p text:style-name="P2"><draw:frame draw:style-name="fr1" draw:name="Imagen1" text:anchor-type="char" svg:x="0.099cm" svg:y="0.312cm" svg:width="8.306cm" svg:height="10.85cm" draw:z-index="0"><draw:image xlink:href="Pictures/100000010000018B000002041119166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Act2</text:p>
      <text:p text:style-name="P3"><draw:frame draw:style-name="fr1" draw:name="Imagen3" text:anchor-type="char" svg:x="0.062cm" svg:y="0.25cm" svg:width="10.583cm" svg:height="9.366cm" draw:z-index="2"><draw:image xlink:href="Pictures/100000010000019000000162204762CF.png" xlink:type="simple" xlink:show="embed" xlink:actuate="onLoad" draw:mime-type="image/png"/></draw:frame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1" draw:name="Imagen4" text:anchor-type="char" svg:x="0.145cm" svg:y="0.166cm" svg:width="10.664cm" svg:height="10.186cm" draw:z-index="3"><draw:image xlink:href="Pictures/1000000100000193000001812D60AC5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5" text:anchor-type="char" svg:x="0.122cm" svg:y="0.053cm" svg:width="10.744cm" svg:height="8.123cm" draw:z-index="4"><draw:image xlink:href="Pictures/100000010000019600000133A999987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6" text:anchor-type="char" svg:x="-0.09cm" svg:y="0.222cm" svg:width="9.551cm" svg:height="5.53cm" draw:z-index="5"><draw:image xlink:href="Pictures/1000000100000169000000D17E8D414B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draw:frame draw:style-name="fr1" draw:name="Imagen2" text:anchor-type="char" svg:x="-0.085cm" svg:y="0.328cm" svg:width="17cm" svg:height="1.113cm" draw:z-index="1"><draw:image xlink:href="Pictures/10000001000003FF00000043D64290F3.png" xlink:type="simple" xlink:show="embed" xlink:actuate="onLoad" draw:mime-type="image/png"/></draw:frame></text:p>
      <text:p text:style-name="P3">Act3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6T10:53:50.728000000</meta:creation-date>
    <meta:generator>LibreOffice/24.8.4.2$Windows_X86_64 LibreOffice_project/bb3cfa12c7b1bf994ecc5649a80400d06cd71002</meta:generator>
    <dc:date>2025-02-06T12:49:25.849000000</dc:date>
    <meta:editing-duration>PT6M50S</meta:editing-duration>
    <meta:editing-cycles>1</meta:editing-cycles>
    <meta:document-statistic meta:table-count="0" meta:image-count="6" meta:object-count="0" meta:page-count="3" meta:paragraph-count="3" meta:word-count="3" meta:character-count="18" meta:non-whitespace-character-count="12"/>
  </office:meta>
</office:document-meta>
</file>